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style:writing-mode="pag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style:font-name="Calibri" officeooo:rsid="0022b4da" officeooo:paragraph-rsid="0022b4da"/>
    </style:style>
    <style:style style:name="P5" style:family="paragraph" style:parent-style-name="Standard" style:list-style-name="L1">
      <style:text-properties style:font-name="Calibri" officeooo:rsid="001fa421" officeooo:paragraph-rsid="001fa421"/>
    </style:style>
    <style:style style:name="P6" style:family="paragraph" style:parent-style-name="Standard" style:list-style-name="L1">
      <style:text-properties style:font-name="Calibri" officeooo:rsid="0022edd6" officeooo:paragraph-rsid="0022edd6"/>
    </style:style>
    <style:style style:name="P7" style:family="paragraph" style:parent-style-name="Standard" style:list-style-name="L2">
      <style:text-properties style:font-name="Calibri"/>
    </style:style>
    <style:style style:name="P8" style:family="paragraph" style:parent-style-name="Standard" style:list-style-name="L2">
      <style:text-properties style:font-name="Calibri" officeooo:rsid="001fa421" officeooo:paragraph-rsid="001fa421"/>
    </style:style>
    <style:style style:name="P9" style:family="paragraph" style:parent-style-name="Standard" style:list-style-name="L2">
      <style:text-properties style:font-name="Calibri" officeooo:rsid="0022edd6" officeooo:paragraph-rsid="0022edd6"/>
    </style:style>
    <style:style style:name="P10" style:family="paragraph" style:parent-style-name="Standard" style:list-style-name="L3">
      <style:text-properties style:font-name="Calibri" fo:font-size="12pt" fo:font-weight="normal" officeooo:rsid="0022b4da" officeooo:paragraph-rsid="0022b4da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font-name="Calibri" fo:font-size="12pt" fo:font-weight="normal" officeooo:rsid="001fa421" officeooo:paragraph-rsid="001fa421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font-name="Calibri" fo:font-size="12pt" fo:font-weight="normal" officeooo:rsid="002036d8" officeooo:paragraph-rsid="002036d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Calibri" fo:font-size="12pt" fo:font-weight="normal" officeooo:rsid="002036d8" officeooo:paragraph-rsid="002036d8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paragraph-rsid="0020bdca"/>
    </style:style>
    <style:style style:name="P15" style:family="paragraph" style:parent-style-name="Standard">
      <style:text-properties fo:font-weight="bold" officeooo:paragraph-rsid="0020bdca" style:font-weight-asian="bold" style:font-weight-complex="bold"/>
    </style:style>
    <style:style style:name="P16" style:family="paragraph" style:parent-style-name="Standard">
      <style:text-properties style:font-name="Calibri" fo:font-size="12pt" fo:font-weight="normal" officeooo:rsid="0020bdca" officeooo:paragraph-rsid="0020bdc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0bdca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22edd6" officeooo:paragraph-rsid="0022edd6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0bdca" officeooo:paragraph-rsid="0020bdca" style:font-size-asian="12pt" style:font-size-complex="12pt"/>
    </style:style>
    <style:style style:name="P20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0bdca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Calibri" fo:font-size="12pt" fo:font-weight="normal" officeooo:rsid="0020bdca" officeooo:paragraph-rsid="0020bdca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Calibri" fo:font-size="12pt" fo:font-weight="bold" officeooo:rsid="0020bdca" officeooo:paragraph-rsid="0020bdca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248e69" officeooo:paragraph-rsid="00248e69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48e69" officeooo:paragraph-rsid="00248e69" style:font-size-asian="12pt" style:font-size-complex="12pt"/>
    </style:style>
    <style:style style:name="P25" style:family="paragraph" style:parent-style-name="Standard">
      <style:text-properties style:font-name="Calibri" fo:font-size="12pt" fo:font-weight="bold" officeooo:rsid="0020bdca" officeooo:paragraph-rsid="00219a62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Calibri" fo:font-size="12pt" fo:font-weight="normal" officeooo:rsid="0020bdca" officeooo:paragraph-rsid="00219a6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19a62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0bdca" officeooo:paragraph-rsid="00219a62" style:font-size-asian="12pt" style:font-size-complex="12pt"/>
    </style:style>
    <style:style style:name="P29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19a62" style:font-size-asian="10.5pt" style:font-weight-asian="normal" style:font-size-complex="12pt" style:font-weight-complex="normal"/>
    </style:style>
    <style:style style:name="P30" style:family="paragraph" style:parent-style-name="Standard">
      <style:text-properties officeooo:paragraph-rsid="00219a62"/>
    </style:style>
    <style:style style:name="P31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25edd5" officeooo:paragraph-rsid="0025edd5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Calibri" officeooo:paragraph-rsid="00219a62"/>
    </style:style>
    <style:style style:name="P33" style:family="paragraph" style:parent-style-name="Standard">
      <style:text-properties style:font-name="Calibri" fo:font-weight="bold" officeooo:paragraph-rsid="00219a62" style:font-weight-asian="bold" style:font-weight-complex="bold"/>
    </style:style>
    <style:style style:name="P34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276b25" officeooo:paragraph-rsid="00276b25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Calibri" fo:font-size="12pt" fo:font-weight="normal" officeooo:rsid="0020bdca" officeooo:paragraph-rsid="00219a6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76b25" officeooo:paragraph-rsid="00276b25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76b25" officeooo:paragraph-rsid="00276b25" style:font-size-asian="12pt" style:font-size-complex="12pt"/>
    </style:style>
    <style:style style:name="P38" style:family="paragraph" style:parent-style-name="Standard">
      <style:text-properties style:font-name="Calibri" fo:font-size="12pt" fo:font-weight="bold" officeooo:rsid="0020bdca" officeooo:paragraph-rsid="00221f51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Calibri" fo:font-size="12pt" fo:font-weight="normal" officeooo:rsid="0020bdca" officeooo:paragraph-rsid="00221f5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21f51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276b25" officeooo:paragraph-rsid="00276b25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28de27" officeooo:paragraph-rsid="0028de27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2pt" officeooo:rsid="0020bdca" officeooo:paragraph-rsid="00221f51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2pt" officeooo:rsid="0028de27" officeooo:paragraph-rsid="0028de27" style:font-size-asian="12pt" style:font-size-complex="12pt"/>
    </style:style>
    <style:style style:name="P45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21f51" style:font-size-asian="10.5pt" style:font-weight-asian="normal" style:font-size-complex="12pt" style:font-weight-complex="normal"/>
    </style:style>
    <style:style style:name="T1" style:family="text">
      <style:text-properties officeooo:rsid="0022b4da"/>
    </style:style>
    <style:style style:name="T2" style:family="text">
      <style:text-properties officeooo:rsid="001fa421"/>
    </style:style>
    <style:style style:name="T3" style:family="text">
      <style:text-properties officeooo:rsid="002a2c44"/>
    </style:style>
    <style:style style:name="T4" style:family="text">
      <style:text-properties officeooo:rsid="0022edd6"/>
    </style:style>
    <style:style style:name="T5" style:family="text">
      <style:text-properties officeooo:rsid="00276b25"/>
    </style:style>
    <style:style style:name="T6" style:family="text">
      <style:text-properties style:font-name="Calibri" fo:font-size="12pt" fo:font-weight="normal" officeooo:rsid="0020bdca" style:font-size-asian="12pt" style:font-weight-asian="normal" style:font-size-complex="12pt" style:font-weight-complex="normal"/>
    </style:style>
    <style:style style:name="T7" style:family="text">
      <style:text-properties style:font-name="Calibri" fo:font-size="12pt" officeooo:rsid="0020bdca" style:font-size-asian="12pt" style:font-size-complex="12pt"/>
    </style:style>
    <style:style style:name="T8" style:family="text">
      <style:text-properties style:font-name="Calibri" fo:font-size="12pt" fo:font-style="italic" officeooo:rsid="0022edd6" style:font-size-asian="12pt" style:font-style-asian="italic" style:font-size-complex="12pt" style:font-style-complex="italic"/>
    </style:style>
    <style:style style:name="T9" style:family="text">
      <style:text-properties style:font-name="Calibri" fo:font-size="12pt" officeooo:rsid="0022edd6" style:font-size-asian="12pt" style:font-size-complex="12pt"/>
    </style:style>
    <style:style style:name="T10" style:family="text">
      <style:text-properties fo:font-style="italic" officeooo:rsid="0022edd6" style:font-style-asian="italic" style:font-style-complex="italic"/>
    </style:style>
    <style:style style:name="T11" style:family="text">
      <style:text-properties fo:font-style="italic" officeooo:rsid="00248e69" style:font-style-asian="italic" style:font-style-complex="italic"/>
    </style:style>
    <style:style style:name="T12" style:family="text">
      <style:text-properties officeooo:rsid="00248e69"/>
    </style:style>
    <style:style style:name="T13" style:family="text">
      <style:text-properties officeooo:rsid="00219a62"/>
    </style:style>
    <style:style style:name="T14" style:family="text">
      <style:text-properties style:font-name="Calibri" fo:font-size="12pt" fo:font-weight="normal" officeooo:rsid="00219a62" style:font-size-asian="10.5pt" style:font-weight-asian="normal" style:font-size-complex="12pt" style:font-weight-complex="normal"/>
    </style:style>
    <style:style style:name="T15" style:family="text">
      <style:text-properties fo:font-style="italic" officeooo:rsid="0025edd5" style:font-style-asian="italic" style:font-style-complex="italic"/>
    </style:style>
    <style:style style:name="T16" style:family="text">
      <style:text-properties officeooo:rsid="0025edd5"/>
    </style:style>
    <style:style style:name="T17" style:family="text">
      <style:text-properties fo:font-size="12pt" fo:font-weight="normal" officeooo:rsid="0020bdca" style:font-size-asian="12pt" style:font-weight-asian="normal" style:font-size-complex="12pt" style:font-weight-complex="normal"/>
    </style:style>
    <style:style style:name="T18" style:family="text">
      <style:text-properties fo:font-size="12pt" officeooo:rsid="0020bdca" style:font-size-asian="12pt" style:font-size-complex="12pt"/>
    </style:style>
    <style:style style:name="T19" style:family="text">
      <style:text-properties fo:font-size="12pt" fo:font-style="italic" officeooo:rsid="00276b25" style:font-size-asian="12pt" style:font-style-asian="italic" style:font-size-complex="12pt" style:font-style-complex="italic"/>
    </style:style>
    <style:style style:name="T20" style:family="text">
      <style:text-properties fo:font-size="12pt" officeooo:rsid="00276b25" style:font-size-asian="12pt" style:font-size-complex="12pt"/>
    </style:style>
    <style:style style:name="T21" style:family="text">
      <style:text-properties fo:font-style="italic" officeooo:rsid="00276b25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221f51"/>
    </style:style>
    <style:style style:name="T24" style:family="text">
      <style:text-properties officeooo:rsid="0028de27"/>
    </style:style>
    <style:style style:name="T25" style:family="text">
      <style:text-properties fo:font-style="italic" officeooo:rsid="0028de27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AZIONE CONCETTUALE</text:p>
      <text:p text:style-name="P2"/>
      <text:p text:style-name="P3">Entità individuate:</text:p>
      <text:list text:style-name="L1">
        <text:list-item>
          <text:p text:style-name="P4">Tipologia</text:p>
        </text:list-item>
        <text:list-item>
          <text:p text:style-name="P4">Miele</text:p>
        </text:list-item>
        <text:list-item>
          <text:p text:style-name="P4">Apiario</text:p>
        </text:list-item>
        <text:list-item>
          <text:p text:style-name="P4">Apicoltore</text:p>
        </text:list-item>
        <text:list-item>
          <text:p text:style-name="P4">Regione</text:p>
        </text:list-item>
        <text:list-item>
          <text:p text:style-name="P4">Provincia</text:p>
        </text:list-item>
        <text:list-item>
          <text:p text:style-name="P5">C<text:span text:style-name="T1">omune</text:span></text:p>
        </text:list-item>
        <text:list-item>
          <text:p text:style-name="P4">Localita</text:p>
        </text:list-item>
        <text:list-item>
          <text:p text:style-name="P6">Produzione</text:p>
        </text:list-item>
      </text:list>
      <text:p text:style-name="P2"/>
      <text:p text:style-name="P3">Attributi entità:</text:p>
      <text:list text:style-name="L2">
        <text:list-item>
          <text:p text:style-name="P7"><text:span text:style-name="T1">Tipologia</text:span>: <text:span text:style-name="T1">Nome, ID (PK)</text:span></text:p>
        </text:list-item>
        <text:list-item>
          <text:p text:style-name="P7"><text:span text:style-name="T1">Miele</text:span>: <text:span text:style-name="T1">Denominazione</text:span>, ID (PK)</text:p>
        </text:list-item>
        <text:list-item>
          <text:p text:style-name="P7"><text:span text:style-name="T1">Apiario</text:span>: <text:span text:style-name="T1">NumeroArnie, </text:span><text:span text:style-name="T2">Codice (PK)</text:span></text:p>
        </text:list-item>
        <text:list-item>
          <text:p text:style-name="P8"><text:span text:style-name="T1">Apicoltore</text:span>: Nome, Cognome, Username, Password, ID (PK)</text:p>
        </text:list-item>
        <text:list-item>
          <text:p text:style-name="P8"><text:span text:style-name="T1">Regione</text:span>: Nome, <text:span text:style-name="T1">ID</text:span> (PK)</text:p>
        </text:list-item>
        <text:list-item>
          <text:p text:style-name="P8"><text:span text:style-name="T1">Provincia</text:span>: <text:span text:style-name="T1">Nome, Sigla</text:span>, ID (PK)</text:p>
        </text:list-item>
        <text:list-item>
          <text:p text:style-name="P8">C<text:span text:style-name="T1">omune</text:span>: Nome, ID (PK)</text:p>
        </text:list-item>
        <text:list-item>
          <text:p text:style-name="P8"><text:span text:style-name="T1">Localita</text:span>: Nome, ID (PK)</text:p>
        </text:list-item>
        <text:list-item>
          <text:p text:style-name="P9">Produzione: Anno, Quantità, <text:span text:style-name="T3">ID (PK)</text:span></text:p>
        </text:list-item>
      </text:list>
      <text:p text:style-name="P2"/>
      <text:p text:style-name="P3">Associazioni indivuate:</text:p>
      <text:list text:style-name="L3">
        <text:list-item>
          <text:p text:style-name="P10">Tipologia-Miele: <text:span text:style-name="T4">Appartenere</text:span></text:p>
        </text:list-item>
        <text:list-item>
          <text:p text:style-name="P11"><text:span text:style-name="T4">Apiario-Miele</text:span>: <text:span text:style-name="T4">Produrre</text:span></text:p>
        </text:list-item>
        <text:list-item>
          <text:p text:style-name="P11"><text:span text:style-name="T4">Apicoltore-Apiario</text:span>: <text:span text:style-name="T4">Possedere</text:span></text:p>
        </text:list-item>
        <text:list-item>
          <text:p text:style-name="P11"><text:span text:style-name="T4">Regione-Provincia</text:span>: <text:span text:style-name="T4">Contenere</text:span></text:p>
        </text:list-item>
        <text:list-item>
          <text:p text:style-name="P12"><text:span text:style-name="T4">Provincia-Comune</text:span>: <text:span text:style-name="T4">Contenere</text:span></text:p>
        </text:list-item>
        <text:list-item>
          <text:p text:style-name="P12"><text:span text:style-name="T4">Comune-Localita</text:span>: <text:span text:style-name="T4">Contenere</text:span></text:p>
        </text:list-item>
        <text:list-item>
          <text:p text:style-name="P12"><text:span text:style-name="T4">Apiario-Localita</text:span>: <text:span text:style-name="T4">U</text:span><text:span text:style-name="T5">b</text:span><text:span text:style-name="T4">icare</text:span></text:p>
        </text:list-item>
        <text:list-item>
          <text:p text:style-name="P12"><text:span text:style-name="T4">Apiario-Produzione</text:span>: <text:span text:style-name="T4">Registrare</text:span></text:p>
        </text:list-item>
      </text:list>
      <text:p text:style-name="P13"/>
      <text:p text:style-name="P14"><text:span text:style-name="T6"/></text:p>
      <text:p text:style-name="P15"><text:span text:style-name="T7">Associazione </text:span><text:span text:style-name="T8">Appartenere</text:span><text:span text:style-name="T7"> tra </text:span><text:span text:style-name="T9">Tipologia-Miele</text:span><text:span text:style-name="T7">:</text:span></text:p>
      <text:p text:style-name="P16"/>
      <text:p text:style-name="P17">Un<text:span text:style-name="T4">a</text:span> <text:span text:style-name="T4">Tipologia</text:span> può <text:span text:style-name="T4">appartenere ad</text:span> un<text:span text:style-name="T4">o</text:span> o più <text:span text:style-name="T4">Mieli.</text:span></text:p>
      <text:p text:style-name="P17">Un <text:span text:style-name="T4">Miele</text:span> deve <text:span text:style-name="T4">appartenere ad una Tipologia.</text:span>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Tipologia</text:p>
          </table:table-cell>
          <table:table-cell table:style-name="Table1.A1" office:value-type="string">
            <text:p text:style-name="P18">Miele</text:p>
          </table:table-cell>
        </table:table-row>
        <table:table-row>
          <table:table-cell table:style-name="Table1.A1" office:value-type="string">
            <text:p text:style-name="P19">1 </text:p>
          </table:table-cell>
          <table:table-cell table:style-name="Table1.A1" office:value-type="string">
            <text:p text:style-name="P19">0..N</text:p>
          </table:table-cell>
        </table:table-row>
        <table:table-row>
          <table:table-cell table:style-name="Table1.A1" office:value-type="string">
            <text:p text:style-name="P19">1..1</text:p>
          </table:table-cell>
          <table:table-cell table:style-name="Table1.A1" office:value-type="string">
            <text:p text:style-name="P19">1</text:p>
          </table:table-cell>
        </table:table-row>
        <table:table-row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N</text:p>
          </table:table-cell>
        </table:table-row>
      </table:table>
      <text:p text:style-name="P17"/>
      <text:p text:style-name="P20">L’associazione <text:span text:style-name="T10">Appartenere</text:span> tra <text:span text:style-name="T4">Tipologia-Miele </text:span>è di tipo 1:N.</text:p>
      <text:p text:style-name="P21"/>
      <text:p text:style-name="P21"/>
      <text:p text:style-name="P22"><text:soft-page-break/>Associazione <text:span text:style-name="T11">Produrre</text:span> tra <text:span text:style-name="T12">Apiario-Miele</text:span>:</text:p>
      <text:p text:style-name="P16"/>
      <text:p text:style-name="P17">Un <text:span text:style-name="T12">Apiario</text:span> può <text:span text:style-name="T12">produrre</text:span> un <text:span text:style-name="T12">Miele</text:span>.</text:p>
      <text:p text:style-name="P17">Un <text:span text:style-name="T12">Miele</text:span> <text:span text:style-name="T12">può</text:span> <text:span text:style-name="T12">essere prodotto da uno o più Apiari</text:span>.</text:p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Apiario</text:p>
          </table:table-cell>
          <table:table-cell table:style-name="Table2.A1" office:value-type="string">
            <text:p text:style-name="P23">Miele</text:p>
          </table:table-cell>
        </table:table-row>
        <table:table-row>
          <table:table-cell table:style-name="Table2.A1" office:value-type="string">
            <text:p text:style-name="P19">1 </text:p>
          </table:table-cell>
          <table:table-cell table:style-name="Table2.A1" office:value-type="string">
            <text:p text:style-name="P19">0..<text:span text:style-name="T12">1</text:span></text:p>
          </table:table-cell>
        </table:table-row>
        <table:table-row>
          <table:table-cell table:style-name="Table2.A1" office:value-type="string">
            <text:p text:style-name="P19"><text:span text:style-name="T12">0</text:span>..<text:span text:style-name="T12">N</text:span></text:p>
          </table:table-cell>
          <table:table-cell table:style-name="Table2.A1" office:value-type="string">
            <text:p text:style-name="P19">1</text:p>
          </table:table-cell>
        </table:table-row>
        <table:table-row>
          <table:table-cell table:style-name="Table2.A1" office:value-type="string">
            <text:p text:style-name="P24">N</text:p>
          </table:table-cell>
          <table:table-cell table:style-name="Table2.A1" office:value-type="string">
            <text:p text:style-name="P24">1</text:p>
          </table:table-cell>
        </table:table-row>
      </table:table>
      <text:p text:style-name="P17"/>
      <text:p text:style-name="P20">L’associazione <text:span text:style-name="T11">Produrre</text:span> tra <text:span text:style-name="T12">Miele-Apiario</text:span> è di tipo 1:N.</text:p>
      <text:p text:style-name="P21"/>
      <text:p text:style-name="P22">Associazione <text:span text:style-name="T11">Produrre</text:span> tra <text:span text:style-name="T12">Apiario-Apicoltore</text:span>:</text:p>
      <text:p text:style-name="P16"/>
      <text:p text:style-name="P17">Un <text:span text:style-name="T12">Apicoltore</text:span> può <text:s/><text:span text:style-name="T12">possedere </text:span>un<text:span text:style-name="T12">o</text:span> o più <text:span text:style-name="T12">Apiari.</text:span></text:p>
      <text:p text:style-name="P17">Un <text:span text:style-name="T13">A</text:span><text:span text:style-name="T12">piario</text:span> deve essere <text:span text:style-name="T12">posseduto da un Apicoltore.</text:span></text:p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Apicoltore</text:p>
          </table:table-cell>
          <table:table-cell table:style-name="Table3.A1" office:value-type="string">
            <text:p text:style-name="P23">Apiario</text:p>
          </table:table-cell>
        </table:table-row>
        <table:table-row>
          <table:table-cell table:style-name="Table3.A1" office:value-type="string">
            <text:p text:style-name="P19">1 </text:p>
          </table:table-cell>
          <table:table-cell table:style-name="Table3.A1" office:value-type="string">
            <text:p text:style-name="P19">0..N</text:p>
          </table:table-cell>
        </table:table-row>
        <table:table-row>
          <table:table-cell table:style-name="Table3.A1" office:value-type="string">
            <text:p text:style-name="P19">1..1</text:p>
          </table:table-cell>
          <table:table-cell table:style-name="Table3.A1" office:value-type="string">
            <text:p text:style-name="P19">1</text:p>
          </table:table-cell>
        </table:table-row>
        <table:table-row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N</text:p>
          </table:table-cell>
        </table:table-row>
      </table:table>
      <text:p text:style-name="P17"/>
      <text:p text:style-name="P20">L’associazione <text:span text:style-name="T11">Possedere</text:span> tra <text:span text:style-name="T12">Apicoltore</text:span><text:span text:style-name="T13">-</text:span><text:span text:style-name="T12">Apiario</text:span> è di tipo 1:N.</text:p>
      <text:p text:style-name="P20"/>
      <text:p text:style-name="P25">Associazione <text:span text:style-name="T11">Contenere</text:span> tra <text:span text:style-name="T12">Regione-Provincia</text:span>:</text:p>
      <text:p text:style-name="P26"/>
      <text:p text:style-name="P27">Un<text:span text:style-name="T12">a Regione </text:span>può <text:span text:style-name="T12">contenere una o più Provincie.</text:span></text:p>
      <text:p text:style-name="P27">Un<text:span text:style-name="T12">a Provincia</text:span> deve essere <text:span text:style-name="T12">contenuta</text:span> <text:span text:style-name="T12">in una Regione.</text:span></text:p>
      <text:p text:style-name="P2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Regione</text:p>
          </table:table-cell>
          <table:table-cell table:style-name="Table4.A1" office:value-type="string">
            <text:p text:style-name="P23">Provincia</text:p>
          </table:table-cell>
        </table:table-row>
        <table:table-row>
          <table:table-cell table:style-name="Table4.A1" office:value-type="string">
            <text:p text:style-name="P28">1 </text:p>
          </table:table-cell>
          <table:table-cell table:style-name="Table4.A1" office:value-type="string">
            <text:p text:style-name="P28">0..N</text:p>
          </table:table-cell>
        </table:table-row>
        <table:table-row>
          <table:table-cell table:style-name="Table4.A1" office:value-type="string">
            <text:p text:style-name="P28">1..<text:span text:style-name="T12">1</text:span></text:p>
          </table:table-cell>
          <table:table-cell table:style-name="Table4.A1" office:value-type="string">
            <text:p text:style-name="P28">1</text:p>
          </table:table-cell>
        </table:table-row>
        <table:table-row>
          <table:table-cell table:style-name="Table4.A1" office:value-type="string">
            <text:p text:style-name="P24">1</text:p>
          </table:table-cell>
          <table:table-cell table:style-name="Table4.A1" office:value-type="string">
            <text:p text:style-name="P28">N</text:p>
          </table:table-cell>
        </table:table-row>
      </table:table>
      <text:p text:style-name="P27"/>
      <text:p text:style-name="P29">L’associazione <text:span text:style-name="T12">Contenere</text:span> tra <text:span text:style-name="T12">Regione-Provincia</text:span><text:span text:style-name="T13"> </text:span>è di tipo <text:span text:style-name="T12">1:N.</text:span></text:p>
      <text:p text:style-name="P30"><text:span text:style-name="T14"/></text:p>
      <text:p text:style-name="P25">Associazione <text:span text:style-name="T11">Contenere</text:span> tra <text:span text:style-name="T12">Provincia-Comune</text:span>:</text:p>
      <text:p text:style-name="P26"/>
      <text:p text:style-name="P27">Un<text:span text:style-name="T13">a </text:span><text:span text:style-name="T12">Provincia </text:span>può <text:span text:style-name="T12">contenere</text:span><text:span text:style-name="T13"> </text:span><text:span text:style-name="T12">uno o più Comuni</text:span>.</text:p>
      <text:p text:style-name="P27"><text:span text:style-name="T12">U</text:span>n C<text:span text:style-name="T12">omune deve essere contenuto in una Provincia.</text:span></text:p>
      <text:p text:style-name="P2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Provincia</text:p>
          </table:table-cell>
          <table:table-cell table:style-name="Table5.A1" office:value-type="string">
            <text:p text:style-name="P31">Comune</text:p>
          </table:table-cell>
        </table:table-row>
        <table:table-row>
          <table:table-cell table:style-name="Table5.A1" office:value-type="string">
            <text:p text:style-name="P28">1 </text:p>
          </table:table-cell>
          <table:table-cell table:style-name="Table5.A1" office:value-type="string">
            <text:p text:style-name="P28">0..N</text:p>
          </table:table-cell>
        </table:table-row>
        <table:table-row>
          <table:table-cell table:style-name="Table5.A1" office:value-type="string">
            <text:p text:style-name="P28">1..1</text:p>
          </table:table-cell>
          <table:table-cell table:style-name="Table5.A1" office:value-type="string">
            <text:p text:style-name="P28">1</text:p>
          </table:table-cell>
        </table:table-row>
        <table:table-row>
          <table:table-cell table:style-name="Table5.A1" office:value-type="string">
            <text:p text:style-name="P28">1</text:p>
          </table:table-cell>
          <table:table-cell table:style-name="Table5.A1" office:value-type="string">
            <text:p text:style-name="P28">N</text:p>
          </table:table-cell>
        </table:table-row>
      </table:table>
      <text:p text:style-name="P27"/>
      <text:p text:style-name="P29"><text:span text:style-name="T13">L’associazione </text:span><text:span text:style-name="T15">Contenere</text:span><text:span text:style-name="T13"> tra </text:span><text:span text:style-name="T16">Provincia-Comune</text:span><text:span text:style-name="T13"> è di tipo 1:N.</text:span></text:p>
      <text:p text:style-name="P32"><text:span text:style-name="T17"/></text:p>
      <text:p text:style-name="P32"><text:span text:style-name="T17"/></text:p>
      <text:p text:style-name="P33"><text:soft-page-break/><text:span text:style-name="T18">Associazione </text:span><text:span text:style-name="T19">Contenere</text:span><text:span text:style-name="T18"> tra </text:span><text:span text:style-name="T20">Comune-Localita</text:span><text:span text:style-name="T18">:</text:span></text:p>
      <text:p text:style-name="P26"/>
      <text:p text:style-name="P27">Un<text:span text:style-name="T13">a </text:span><text:span text:style-name="T5">Comune</text:span> può <text:span text:style-name="T5">contenere</text:span><text:span text:style-name="T13"> </text:span><text:span text:style-name="T5">una o più Localita</text:span>.</text:p>
      <text:p text:style-name="P27"><text:span text:style-name="T5">U</text:span>na <text:span text:style-name="T5">Localita d</text:span>eve <text:span text:style-name="T5">essere contenuta in un Comune</text:span><text:span text:style-name="T13">.</text:span></text:p>
      <text:p text:style-name="P2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4">Comune</text:p>
          </table:table-cell>
          <table:table-cell table:style-name="Table6.A1" office:value-type="string">
            <text:p text:style-name="P34">Localita</text:p>
          </table:table-cell>
        </table:table-row>
        <table:table-row>
          <table:table-cell table:style-name="Table6.A1" office:value-type="string">
            <text:p text:style-name="P28">1 </text:p>
          </table:table-cell>
          <table:table-cell table:style-name="Table6.A1" office:value-type="string">
            <text:p text:style-name="P28">0..N</text:p>
          </table:table-cell>
        </table:table-row>
        <table:table-row>
          <table:table-cell table:style-name="Table6.A1" office:value-type="string">
            <text:p text:style-name="P28">1..1</text:p>
          </table:table-cell>
          <table:table-cell table:style-name="Table6.A1" office:value-type="string">
            <text:p text:style-name="P28">1</text:p>
          </table:table-cell>
        </table:table-row>
        <table:table-row>
          <table:table-cell table:style-name="Table6.A1" office:value-type="string">
            <text:p text:style-name="P28">1</text:p>
          </table:table-cell>
          <table:table-cell table:style-name="Table6.A1" office:value-type="string">
            <text:p text:style-name="P28">N</text:p>
          </table:table-cell>
        </table:table-row>
      </table:table>
      <text:p text:style-name="P27"/>
      <text:p text:style-name="P29">L’associazione <text:span text:style-name="T21">Contenere</text:span> tra <text:span text:style-name="T5">Comune-Localita</text:span> è di tipo 1:N.</text:p>
      <text:p text:style-name="P35"/>
      <text:p text:style-name="P25">Associazione<text:span text:style-name="T22"> </text:span><text:span text:style-name="T21">Upicare </text:span>tra <text:span text:style-name="T5">Apiario-Localita</text:span>:</text:p>
      <text:p text:style-name="P26"/>
      <text:p text:style-name="P36">Un Apiario deve essere ubicato in una Localita.</text:p>
      <text:p text:style-name="P27">Un<text:span text:style-name="T5">a Localita può</text:span> <text:span text:style-name="T5">ubicare </text:span><text:span text:style-name="T23">un</text:span><text:span text:style-name="T5">o</text:span><text:span text:style-name="T23"> o più </text:span><text:span text:style-name="T5">Apiari</text:span><text:span text:style-name="T23">.</text:span></text:p>
      <text:p text:style-name="P2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Localita</text:p>
          </table:table-cell>
          <table:table-cell table:style-name="Table7.A1" office:value-type="string">
            <text:p text:style-name="P34">Apiario</text:p>
          </table:table-cell>
        </table:table-row>
        <table:table-row>
          <table:table-cell table:style-name="Table7.A1" office:value-type="string">
            <text:p text:style-name="P28">1 </text:p>
          </table:table-cell>
          <table:table-cell table:style-name="Table7.A1" office:value-type="string">
            <text:p text:style-name="P28">0..N</text:p>
          </table:table-cell>
        </table:table-row>
        <table:table-row>
          <table:table-cell table:style-name="Table7.A1" office:value-type="string">
            <text:p text:style-name="P28">1..<text:span text:style-name="T5">1</text:span></text:p>
          </table:table-cell>
          <table:table-cell table:style-name="Table7.A1" office:value-type="string">
            <text:p text:style-name="P28">1</text:p>
          </table:table-cell>
        </table:table-row>
        <table:table-row>
          <table:table-cell table:style-name="Table7.A1" office:value-type="string">
            <text:p text:style-name="P37">1</text:p>
          </table:table-cell>
          <table:table-cell table:style-name="Table7.A1" office:value-type="string">
            <text:p text:style-name="P28">N</text:p>
          </table:table-cell>
        </table:table-row>
      </table:table>
      <text:p text:style-name="P27"/>
      <text:p text:style-name="P29">L’associazione <text:span text:style-name="T21">Ubicare</text:span> tra <text:span text:style-name="T5">Localita-Apiario</text:span> è di tipo <text:span text:style-name="T5">1</text:span>:N.</text:p>
      <text:p text:style-name="P35"/>
      <text:p text:style-name="P38">Associazione <text:span text:style-name="T21">Registrare</text:span> tra <text:span text:style-name="T5">Apiario-Produzione</text:span>:</text:p>
      <text:p text:style-name="P39"/>
      <text:p text:style-name="P40">Un <text:span text:style-name="T5">Apiario</text:span> può <text:span text:style-name="T5">registrare</text:span> una o più <text:span text:style-name="T5">Produzioni</text:span>.</text:p>
      <text:p text:style-name="P40"><text:span text:style-name="T24">U</text:span><text:span text:style-name="T5">na Produzione</text:span> <text:span text:style-name="T24">deve</text:span><text:span text:style-name="T5"> registra</text:span><text:span text:style-name="T24">re</text:span><text:span text:style-name="T5"> un Apiario</text:span><text:span text:style-name="T23">.</text:span></text:p>
      <text:p text:style-name="P3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1">Apiario</text:p>
          </table:table-cell>
          <table:table-cell table:style-name="Table8.A1" office:value-type="string">
            <text:p text:style-name="P42">Produzione</text:p>
          </table:table-cell>
        </table:table-row>
        <table:table-row>
          <table:table-cell table:style-name="Table8.A1" office:value-type="string">
            <text:p text:style-name="P43">1 </text:p>
          </table:table-cell>
          <table:table-cell table:style-name="Table8.A1" office:value-type="string">
            <text:p text:style-name="P43">0..N</text:p>
          </table:table-cell>
        </table:table-row>
        <table:table-row>
          <table:table-cell table:style-name="Table8.A1" office:value-type="string">
            <text:p text:style-name="P43">1..<text:span text:style-name="T24">1</text:span></text:p>
          </table:table-cell>
          <table:table-cell table:style-name="Table8.A1" office:value-type="string">
            <text:p text:style-name="P43">1</text:p>
          </table:table-cell>
        </table:table-row>
        <table:table-row>
          <table:table-cell table:style-name="Table8.A1" office:value-type="string">
            <text:p text:style-name="P44">1</text:p>
          </table:table-cell>
          <table:table-cell table:style-name="Table8.A1" office:value-type="string">
            <text:p text:style-name="P43">N</text:p>
          </table:table-cell>
        </table:table-row>
      </table:table>
      <text:p text:style-name="P39"/>
      <text:p text:style-name="P45">L’associazione <text:span text:style-name="T25">Registrare</text:span><text:span text:style-name="T24"> </text:span>tra <text:span text:style-name="T24">Apiario-Produzione</text:span> è di tipo <text:span text:style-name="T24">1</text:span>: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4:19:15.525538026</meta:creation-date>
    <dc:date>2025-04-25T16:42:49.938812207</dc:date>
    <meta:editing-duration>PT1H17M22S</meta:editing-duration>
    <meta:editing-cycles>6</meta:editing-cycles>
    <meta:generator>LibreOffice/24.8.4.2$Linux_X86_64 LibreOffice_project/bb3cfa12c7b1bf994ecc5649a80400d06cd71002</meta:generator>
    <meta:document-statistic meta:table-count="8" meta:image-count="0" meta:object-count="0" meta:page-count="3" meta:paragraph-count="126" meta:word-count="386" meta:character-count="2481" meta:non-whitespace-character-count="2238"/>
  </office:meta>
</office:document-meta>
</file>